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7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9cm"/>
    </style:style>
    <style:style style:name="gr5" style:family="graphic" style:parent-style-name="standard">
      <style:graphic-properties draw:textarea-horizontal-align="justify" draw:textarea-vertical-align="middle" draw:auto-grow-height="false" fo:min-height="7.25cm" fo:min-width="3.5cm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7cm" fo:min-width="3.5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1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6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Calibri" fo:font-size="12pt" fo:language="de" fo:country="CH" fo:font-weight="bold" style:letter-kerning="true" style:font-name-asian="Calibri" style:font-size-asian="12pt" style:font-weight-asian="bold" style:font-name-complex="Calibri" style:font-size-complex="12pt" style:font-weight-complex="bold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libri1" fo:font-size="12pt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12pt" fo:font-weight="bold" style:font-weight-asian="bold" style:font-weight-complex="bold"/>
    </style:style>
    <style:style style:name="T5" style:family="text">
      <style:text-properties style:font-name="Calibri1" fo:font-size="12pt" fo:font-weight="normal" style:font-weight-asian="normal" style:font-weight-complex="normal"/>
    </style:style>
    <style:style style:name="T6" style:family="text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cm" svg:height="0.962cm" svg:x="11.1cm" svg:y="1.991cm">
          <draw:text-box>
            <text:p text:style-name="P2"><text:span text:style-name="T1">BitcoinNode</text:span></text:p>
          </draw:text-box>
        </draw:frame>
        <draw:g xml:id="id1" draw:id="id1">
          <draw:custom-shape draw:style-name="gr3" draw:text-style-name="P2" draw:layer="layout" svg:width="4.25cm" svg:height="1cm" svg:x="4.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4.25cm" svg:height="1.099cm" svg:x="4.25cm" svg:y="5.451cm">
            <draw:text-box>
              <text:p text:style-name="P4"><text:span text:style-name="T2">BitcoinGenesisBlock</text:span></text:p>
              <text:p text:style-name="P4"><text:span text:style-name="T3">BitcoinGenesisBlock</text:span></text:p>
            </draw:text-box>
          </draw:frame>
        </draw:g>
        <draw:g xml:id="id4" draw:id="id4">
          <draw:custom-shape draw:style-name="gr3" draw:text-style-name="P2" draw:layer="layout" svg:width="4.25cm" svg:height="1cm" svg:x="4.2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4.25cm" svg:height="1.099cm" svg:x="4.25cm" svg:y="6.951cm">
            <draw:text-box>
              <text:p text:style-name="P4"><text:span text:style-name="T2">BitcoinPayloadParser</text:span></text:p>
              <text:p text:style-name="P4"><text:span text:style-name="T3">BitcoinPayloadParser</text:span></text:p>
            </draw:text-box>
          </draw:frame>
        </draw:g>
        <draw:g xml:id="id6" draw:id="id6">
          <draw:custom-shape draw:style-name="gr3" draw:text-style-name="P2" draw:layer="layout" svg:width="4.25cm" svg:height="1cm" svg:x="4.25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4.25cm" svg:height="1.099cm" svg:x="4.25cm" svg:y="8.451cm">
            <draw:text-box>
              <text:p text:style-name="P4"><text:span text:style-name="T2">Checkpoints</text:span></text:p>
              <text:p text:style-name="P4"><text:span text:style-name="T3">List&lt;BlockLocation&gt;</text:span></text:p>
            </draw:text-box>
          </draw:frame>
        </draw:g>
        <draw:custom-shape draw:style-name="gr5" draw:text-style-name="P2" xml:id="id11" draw:id="id11" draw:layer="layout" svg:width="4cm" svg:height="7.5cm" svg:x="11.5cm" svg:y="3.75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7.25cm" svg:x="18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10.5cm" svg:height="2.6cm" svg:x="11.5cm" svg:y="13cm">
          <draw:glue-point draw:id="4" svg:x="-3.095cm" svg:y="-5cm"/>
          <draw:glue-point draw:id="5" svg:x="3.095cm" svg:y="-5cm"/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8cm" svg:height="1.099cm" svg:x="14.35cm" svg:y="13cm">
          <draw:text-box>
            <text:p text:style-name="P2"><text:span text:style-name="T4">Network</text:span></text:p>
            <text:p text:style-name="P2"><text:span text:style-name="T5">Network</text:span></text:p>
          </draw:text-box>
        </draw:frame>
        <draw:frame draw:style-name="gr4" draw:text-style-name="P7" draw:layer="layout" svg:width="4cm" svg:height="1.099cm" svg:x="11.5cm" svg:y="4.024cm">
          <draw:text-box>
            <text:p text:style-name="P2"><text:span text:style-name="T4">Blockchain</text:span></text:p>
            <text:p text:style-name="P2"><text:span text:style-name="T5">Blockchain</text:span></text:p>
          </draw:text-box>
        </draw:frame>
        <draw:frame draw:style-name="gr4" draw:text-style-name="P7" draw:layer="layout" svg:width="4cm" svg:height="1.099cm" svg:x="18cm" svg:y="4.025cm">
          <draw:text-box>
            <text:p text:style-name="P2"><text:span text:style-name="T4">UTXO</text:span></text:p>
            <text:p text:style-name="P2"><text:span text:style-name="T5">UnspentTXOutputs</text:span></text:p>
          </draw:text-box>
        </draw:frame>
        <draw:connector draw:style-name="gr8" draw:text-style-name="P2" xml:id="id2" draw:id="id2" draw:layer="layout" svg:x1="8.5cm" svg:y1="6cm" svg:x2="8.5cm" svg:y2="6cm" draw:start-shape="id1" draw:start-glue-point="1" draw:end-shape="id1" draw:end-glue-point="1" svg:d="M8500 6000z" svg:viewBox="0 0 1 1">
          <text:p/>
        </draw:connector>
        <draw:frame draw:style-name="gr9" draw:text-style-name="P8" xml:id="id3" draw:id="id3" draw:layer="layout" svg:width="2cm" svg:height="1cm" svg:x="11.5cm" svg:y="5.5cm">
          <draw:text-box>
            <text:p><text:span text:style-name="T6">genesisBlock</text:span></text:p>
            <text:p><text:span text:style-name="T7">ChainBlock</text:span></text:p>
          </draw:text-box>
        </draw:frame>
        <draw:frame draw:style-name="gr9" draw:text-style-name="P8" xml:id="id5" draw:id="id5" draw:layer="layout" svg:width="2.25cm" svg:height="1cm" svg:x="11.5cm" svg:y="7cm">
          <draw:text-box>
            <text:p><text:span text:style-name="T6">payloadParser</text:span></text:p>
            <text:p><text:span text:style-name="T7">IPayloadParser</text:span></text:p>
          </draw:text-box>
        </draw:frame>
        <draw:frame draw:style-name="gr9" draw:text-style-name="P8" xml:id="id7" draw:id="id7" draw:layer="layout" svg:width="3cm" svg:height="1cm" svg:x="11.5cm" svg:y="8.5cm">
          <draw:text-box>
            <text:p><text:span text:style-name="T6">checkpoints</text:span></text:p>
            <text:p><text:span text:style-name="T7">List&lt;BlockLocation&gt;</text:span></text:p>
          </draw:text-box>
        </draw:frame>
        <draw:connector draw:style-name="gr10" draw:text-style-name="P9" draw:layer="layout" svg:x1="8.5cm" svg:y1="6cm" svg:x2="11.5cm" svg:y2="6cm" draw:start-shape="id2" draw:start-glue-point="0" draw:end-shape="id3" draw:end-glue-point="3" svg:d="M8500 6000h3000" svg:viewBox="0 0 3001 1">
          <text:p/>
        </draw:connector>
        <draw:connector draw:style-name="gr11" draw:text-style-name="P9" draw:layer="layout" svg:x1="8.5cm" svg:y1="7.5cm" svg:x2="11.5cm" svg:y2="7.5cm" draw:start-shape="id4" draw:start-glue-point="1" draw:end-shape="id5" draw:end-glue-point="3" svg:d="M8500 7500h3000" svg:viewBox="0 0 3001 1">
          <text:p/>
        </draw:connector>
        <draw:connector draw:style-name="gr11" draw:text-style-name="P9" draw:layer="layout" svg:x1="8.5cm" svg:y1="9cm" svg:x2="11.5cm" svg:y2="9cm" draw:start-shape="id6" draw:start-glue-point="1" draw:end-shape="id7" draw:end-glue-point="3" svg:d="M8500 9000h3000" svg:viewBox="0 0 3001 1">
          <text:p/>
        </draw:connector>
        <draw:frame draw:style-name="gr12" draw:text-style-name="P10" xml:id="id9" draw:id="id9" draw:layer="layout" svg:width="3cm" svg:height="0.819cm" svg:x="12cm" svg:y="10.431cm">
          <draw:text-box>
            <text:p text:style-name="P2"><text:span text:style-name="T6">network</text:span></text:p>
            <text:p text:style-name="P2"><text:span text:style-name="T7">Network</text:span></text:p>
          </draw:text-box>
        </draw:frame>
        <draw:frame draw:style-name="gr12" draw:text-style-name="P10" xml:id="id10" draw:id="id10" draw:layer="layout" svg:width="3cm" svg:height="0.819cm" svg:x="18.5cm" svg:y="10.431cm">
          <draw:text-box>
            <text:p text:style-name="P2"><text:span text:style-name="T6">network</text:span></text:p>
            <text:p text:style-name="P2"><text:span text:style-name="T7">Network</text:span></text:p>
          </draw:text-box>
        </draw:frame>
        <draw:connector draw:style-name="gr11" draw:text-style-name="P9" draw:layer="layout" svg:x1="13.501cm" svg:y1="13cm" svg:x2="13.5cm" svg:y2="11.25cm" draw:start-shape="id8" draw:start-glue-point="4" draw:end-shape="id9" draw:end-glue-point="2" svg:d="M13501 13000v-875h-1v-875" svg:viewBox="0 0 2 1751">
          <text:p/>
        </draw:connector>
        <draw:connector draw:style-name="gr11" draw:text-style-name="P9" draw:layer="layout" svg:x1="19.999cm" svg:y1="13cm" svg:x2="20cm" svg:y2="11.25cm" draw:start-shape="id8" draw:start-glue-point="5" draw:end-shape="id10" draw:end-glue-point="2" svg:d="M19999 13000v-875h1v-875" svg:viewBox="0 0 2 1751">
          <text:p/>
        </draw:connector>
        <draw:frame draw:style-name="gr9" draw:text-style-name="P8" xml:id="id12" draw:id="id12" draw:layer="layout" svg:width="2cm" svg:height="1cm" svg:x="18cm" svg:y="5.5cm">
          <draw:text-box>
            <text:p><text:span text:style-name="T6">genesisBlock</text:span></text:p>
            <text:p><text:span text:style-name="T7">ChainBlock</text:span></text:p>
          </draw:text-box>
        </draw:frame>
        <draw:connector draw:style-name="gr11" draw:text-style-name="P9" draw:layer="layout" svg:x1="15.5cm" svg:y1="6cm" svg:x2="18cm" svg:y2="6cm" draw:start-shape="id11" draw:start-glue-point="4" draw:end-shape="id12" draw:end-glue-point="3" svg:d="M15500 6000h2500" svg:viewBox="0 0 2501 1">
          <text:p/>
        </draw:connecto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4T01:02:22.484000000</dc:date>
    <meta:editing-duration>PT57M48S</meta:editing-duration>
    <meta:editing-cycles>7</meta:editing-cycles>
    <meta:generator>LibreOffice/6.0.6.2$Windows_X86_64 LibreOffice_project/0c292870b25a325b5ed35f6b45599d2ea4458e77</meta:generator>
    <meta:document-statistic meta:object-count="53"/>
  </office:meta>
</office:document-meta>
</file>